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17in"/>
    </style:style>
    <style:style style:name="co2" style:family="table-column">
      <style:table-column-properties fo:break-before="auto" style:column-width="1.319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5008in" svg:y="0.0394in">
            <draw:object draw:notify-on-update-of-ranges="Sheet1.A1:Sheet1.A49 Sheet1.B1:Sheet1.B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3.81799536300014" calcext:value-type="float">
            <text:p>3.817995363</text:p>
          </table:table-cell>
          <table:table-cell office:value-type="float" office:value="15.7150531353324" calcext:value-type="float">
            <text:p>15.7150531353</text:p>
          </table:table-cell>
        </table:table-row>
        <table:table-row table:style-name="ro1">
          <table:table-cell office:value-type="float" office:value="4.32339649400001" calcext:value-type="float">
            <text:p>4.323396494</text:p>
          </table:table-cell>
          <table:table-cell office:value-type="float" office:value="118.717581579799" calcext:value-type="float">
            <text:p>118.7175815798</text:p>
          </table:table-cell>
        </table:table-row>
        <table:table-row table:style-name="ro1">
          <table:table-cell office:value-type="float" office:value="4.69213016699996" calcext:value-type="float">
            <text:p>4.692130167</text:p>
          </table:table-cell>
          <table:table-cell office:value-type="float" office:value="162.719069055589" calcext:value-type="float">
            <text:p>162.7190690556</text:p>
          </table:table-cell>
        </table:table-row>
        <table:table-row table:style-name="ro1">
          <table:table-cell office:value-type="float" office:value="4.99746675999995" calcext:value-type="float">
            <text:p>4.99746676</text:p>
          </table:table-cell>
          <table:table-cell office:value-type="float" office:value="196.504452383149" calcext:value-type="float">
            <text:p>196.5044523831</text:p>
          </table:table-cell>
        </table:table-row>
        <table:table-row table:style-name="ro1">
          <table:table-cell office:value-type="float" office:value="5.26890545600008" calcext:value-type="float">
            <text:p>5.268905456</text:p>
          </table:table-cell>
          <table:table-cell office:value-type="float" office:value="221.044386390549" calcext:value-type="float">
            <text:p>221.0443863906</text:p>
          </table:table-cell>
        </table:table-row>
        <table:table-row table:style-name="ro1">
          <table:table-cell office:value-type="float" office:value="5.51890743400008" calcext:value-type="float">
            <text:p>5.518907434</text:p>
          </table:table-cell>
          <table:table-cell office:value-type="float" office:value="239.998101135024" calcext:value-type="float">
            <text:p>239.998101135</text:p>
          </table:table-cell>
        </table:table-row>
        <table:table-row table:style-name="ro1">
          <table:table-cell office:value-type="float" office:value="5.75368883700003" calcext:value-type="float">
            <text:p>5.753688837</text:p>
          </table:table-cell>
          <table:table-cell office:value-type="float" office:value="255.556867934786" calcext:value-type="float">
            <text:p>255.5568679348</text:p>
          </table:table-cell>
        </table:table-row>
        <table:table-row table:style-name="ro1">
          <table:table-cell office:value-type="float" office:value="5.97543214000007" calcext:value-type="float">
            <text:p>5.97543214</text:p>
          </table:table-cell>
          <table:table-cell office:value-type="float" office:value="270.583143609029" calcext:value-type="float">
            <text:p>270.583143609</text:p>
          </table:table-cell>
        </table:table-row>
        <table:table-row table:style-name="ro1">
          <table:table-cell office:value-type="float" office:value="6.18957327699991" calcext:value-type="float">
            <text:p>6.189573277</text:p>
          </table:table-cell>
          <table:table-cell office:value-type="float" office:value="280.189041865619" calcext:value-type="float">
            <text:p>280.1890418656</text:p>
          </table:table-cell>
        </table:table-row>
        <table:table-row table:style-name="ro1">
          <table:table-cell office:value-type="float" office:value="6.39589647000003" calcext:value-type="float">
            <text:p>6.39589647</text:p>
          </table:table-cell>
          <table:table-cell office:value-type="float" office:value="290.805891124252" calcext:value-type="float">
            <text:p>290.8058911243</text:p>
          </table:table-cell>
        </table:table-row>
        <table:table-row table:style-name="ro1">
          <table:table-cell office:value-type="float" office:value="6.595171295" calcext:value-type="float">
            <text:p>6.595171295</text:p>
          </table:table-cell>
          <table:table-cell office:value-type="float" office:value="301.091720943714" calcext:value-type="float">
            <text:p>301.0917209437</text:p>
          </table:table-cell>
        </table:table-row>
        <table:table-row table:style-name="ro1">
          <table:table-cell office:value-type="float" office:value="6.789632213" calcext:value-type="float">
            <text:p>6.789632213</text:p>
          </table:table-cell>
          <table:table-cell office:value-type="float" office:value="308.545288261977" calcext:value-type="float">
            <text:p>308.545288262</text:p>
          </table:table-cell>
        </table:table-row>
        <table:table-row table:style-name="ro1">
          <table:table-cell office:value-type="float" office:value="6.97853256000008" calcext:value-type="float">
            <text:p>6.97853256</text:p>
          </table:table-cell>
          <table:table-cell office:value-type="float" office:value="317.627791334747" calcext:value-type="float">
            <text:p>317.6277913347</text:p>
          </table:table-cell>
        </table:table-row>
        <table:table-row table:style-name="ro1">
          <table:table-cell office:value-type="float" office:value="7.16298347099973" calcext:value-type="float">
            <text:p>7.162983471</text:p>
          </table:table-cell>
          <table:table-cell office:value-type="float" office:value="325.289800277057" calcext:value-type="float">
            <text:p>325.2898002771</text:p>
          </table:table-cell>
        </table:table-row>
        <table:table-row table:style-name="ro1">
          <table:table-cell office:value-type="float" office:value="7.34331207900004" calcext:value-type="float">
            <text:p>7.343312079</text:p>
          </table:table-cell>
          <table:table-cell office:value-type="float" office:value="332.72590891345" calcext:value-type="float">
            <text:p>332.7259089135</text:p>
          </table:table-cell>
        </table:table-row>
        <table:table-row table:style-name="ro1">
          <table:table-cell office:value-type="float" office:value="7.52022207399978" calcext:value-type="float">
            <text:p>7.520222074</text:p>
          </table:table-cell>
          <table:table-cell office:value-type="float" office:value="339.155512384084" calcext:value-type="float">
            <text:p>339.1555123841</text:p>
          </table:table-cell>
        </table:table-row>
        <table:table-row table:style-name="ro1">
          <table:table-cell office:value-type="float" office:value="7.69373200100017" calcext:value-type="float">
            <text:p>7.693732001</text:p>
          </table:table-cell>
          <table:table-cell office:value-type="float" office:value="345.801540218867" calcext:value-type="float">
            <text:p>345.8015402189</text:p>
          </table:table-cell>
        </table:table-row>
        <table:table-row table:style-name="ro1">
          <table:table-cell office:value-type="float" office:value="7.86460659099976" calcext:value-type="float">
            <text:p>7.864606591</text:p>
          </table:table-cell>
          <table:table-cell office:value-type="float" office:value="351.134712306527" calcext:value-type="float">
            <text:p>351.1347123065</text:p>
          </table:table-cell>
        </table:table-row>
        <table:table-row table:style-name="ro1">
          <table:table-cell office:value-type="float" office:value="8.03248532399994" calcext:value-type="float">
            <text:p>8.032485324</text:p>
          </table:table-cell>
          <table:table-cell office:value-type="float" office:value="357.400838853935" calcext:value-type="float">
            <text:p>357.4008388539</text:p>
          </table:table-cell>
        </table:table-row>
        <table:table-row table:style-name="ro1">
          <table:table-cell office:value-type="float" office:value="8.19786361299975" calcext:value-type="float">
            <text:p>8.197863613</text:p>
          </table:table-cell>
          <table:table-cell office:value-type="float" office:value="362.804575877949" calcext:value-type="float">
            <text:p>362.804575878</text:p>
          </table:table-cell>
        </table:table-row>
        <table:table-row table:style-name="ro1">
          <table:table-cell office:value-type="float" office:value="8.36192050799991" calcext:value-type="float">
            <text:p>8.361920508</text:p>
          </table:table-cell>
          <table:table-cell office:value-type="float" office:value="365.726780333995" calcext:value-type="float">
            <text:p>365.726780334</text:p>
          </table:table-cell>
        </table:table-row>
        <table:table-row table:style-name="ro1">
          <table:table-cell office:value-type="float" office:value="8.52385659099991" calcext:value-type="float">
            <text:p>8.523856591</text:p>
          </table:table-cell>
          <table:table-cell office:value-type="float" office:value="370.516557449397" calcext:value-type="float">
            <text:p>370.5165574494</text:p>
          </table:table-cell>
        </table:table-row>
        <table:table-row table:style-name="ro1">
          <table:table-cell office:value-type="float" office:value="8.68323806599983" calcext:value-type="float">
            <text:p>8.683238066</text:p>
          </table:table-cell>
          <table:table-cell office:value-type="float" office:value="376.455293816491" calcext:value-type="float">
            <text:p>376.4552938165</text:p>
          </table:table-cell>
        </table:table-row>
        <table:table-row table:style-name="ro1">
          <table:table-cell office:value-type="float" office:value="8.84104799399984" calcext:value-type="float">
            <text:p>8.841047994</text:p>
          </table:table-cell>
          <table:table-cell office:value-type="float" office:value="380.204216302524" calcext:value-type="float">
            <text:p>380.2042163025</text:p>
          </table:table-cell>
        </table:table-row>
        <table:table-row table:style-name="ro1">
          <table:table-cell office:value-type="float" office:value="8.99749512400012" calcext:value-type="float">
            <text:p>8.997495124</text:p>
          </table:table-cell>
          <table:table-cell office:value-type="float" office:value="383.516143759809" calcext:value-type="float">
            <text:p>383.5161437598</text:p>
          </table:table-cell>
        </table:table-row>
        <table:table-row table:style-name="ro1">
          <table:table-cell office:value-type="float" office:value="9.15231784199978" calcext:value-type="float">
            <text:p>9.152317842</text:p>
          </table:table-cell>
          <table:table-cell office:value-type="float" office:value="387.54002497318" calcext:value-type="float">
            <text:p>387.5400249732</text:p>
          </table:table-cell>
        </table:table-row>
        <table:table-row table:style-name="ro1">
          <table:table-cell office:value-type="float" office:value="9.3060163529999" calcext:value-type="float">
            <text:p>9.306016353</text:p>
          </table:table-cell>
          <table:table-cell office:value-type="float" office:value="390.374634143003" calcext:value-type="float">
            <text:p>390.374634143</text:p>
          </table:table-cell>
        </table:table-row>
        <table:table-row table:style-name="ro1">
          <table:table-cell office:value-type="float" office:value="9.45781482999973" calcext:value-type="float">
            <text:p>9.45781483</text:p>
          </table:table-cell>
          <table:table-cell office:value-type="float" office:value="395.260882624451" calcext:value-type="float">
            <text:p>395.2608826245</text:p>
          </table:table-cell>
        </table:table-row>
        <table:table-row table:style-name="ro1">
          <table:table-cell office:value-type="float" office:value="9.6081136859998" calcext:value-type="float">
            <text:p>9.608113686</text:p>
          </table:table-cell>
          <table:table-cell office:value-type="float" office:value="399.204635329858" calcext:value-type="float">
            <text:p>399.2046353299</text:p>
          </table:table-cell>
        </table:table-row>
        <table:table-row table:style-name="ro1">
          <table:table-cell office:value-type="float" office:value="9.75755922100007" calcext:value-type="float">
            <text:p>9.757559221</text:p>
          </table:table-cell>
          <table:table-cell office:value-type="float" office:value="401.484059057986" calcext:value-type="float">
            <text:p>401.484059058</text:p>
          </table:table-cell>
        </table:table-row>
        <table:table-row table:style-name="ro1">
          <table:table-cell office:value-type="float" office:value="9.9053783129998" calcext:value-type="float">
            <text:p>9.905378313</text:p>
          </table:table-cell>
          <table:table-cell office:value-type="float" office:value="405.901559726176" calcext:value-type="float">
            <text:p>405.9015597262</text:p>
          </table:table-cell>
        </table:table-row>
        <table:table-row table:style-name="ro1">
          <table:table-cell office:value-type="float" office:value="10.052576734" calcext:value-type="float">
            <text:p>10.052576734</text:p>
          </table:table-cell>
          <table:table-cell office:value-type="float" office:value="407.613068077093" calcext:value-type="float">
            <text:p>407.6130680771</text:p>
          </table:table-cell>
        </table:table-row>
        <table:table-row table:style-name="ro1">
          <table:table-cell office:value-type="float" office:value="10.198899382" calcext:value-type="float">
            <text:p>10.198899382</text:p>
          </table:table-cell>
          <table:table-cell office:value-type="float" office:value="410.052721298418" calcext:value-type="float">
            <text:p>410.0527212984</text:p>
          </table:table-cell>
        </table:table-row>
        <table:table-row table:style-name="ro1">
          <table:table-cell office:value-type="float" office:value="10.3440037609998" calcext:value-type="float">
            <text:p>10.344003761</text:p>
          </table:table-cell>
          <table:table-cell office:value-type="float" office:value="413.495446612821" calcext:value-type="float">
            <text:p>413.4954466128</text:p>
          </table:table-cell>
        </table:table-row>
        <table:table-row table:style-name="ro1">
          <table:table-cell office:value-type="float" office:value="10.4883365840001" calcext:value-type="float">
            <text:p>10.488336584</text:p>
          </table:table-cell>
          <table:table-cell office:value-type="float" office:value="415.705857841497" calcext:value-type="float">
            <text:p>415.7058578415</text:p>
          </table:table-cell>
        </table:table-row>
        <table:table-row table:style-name="ro1">
          <table:table-cell office:value-type="float" office:value="10.631416661" calcext:value-type="float">
            <text:p>10.631416661</text:p>
          </table:table-cell>
          <table:table-cell office:value-type="float" office:value="419.345594844994" calcext:value-type="float">
            <text:p>419.345594845</text:p>
          </table:table-cell>
        </table:table-row>
        <table:table-row table:style-name="ro1">
          <table:table-cell office:value-type="float" office:value="10.7734162299998" calcext:value-type="float">
            <text:p>10.77341623</text:p>
          </table:table-cell>
          <table:table-cell office:value-type="float" office:value="422.536493755621" calcext:value-type="float">
            <text:p>422.5364937556</text:p>
          </table:table-cell>
        </table:table-row>
        <table:table-row table:style-name="ro1">
          <table:table-cell office:value-type="float" office:value="10.915140957" calcext:value-type="float">
            <text:p>10.915140957</text:p>
          </table:table-cell>
          <table:table-cell office:value-type="float" office:value="423.355904576578" calcext:value-type="float">
            <text:p>423.3559045766</text:p>
          </table:table-cell>
        </table:table-row>
        <table:table-row table:style-name="ro1">
          <table:table-cell office:value-type="float" office:value="11.0554110110002" calcext:value-type="float">
            <text:p>11.055411011</text:p>
          </table:table-cell>
          <table:table-cell office:value-type="float" office:value="427.746324243302" calcext:value-type="float">
            <text:p>427.7463242433</text:p>
          </table:table-cell>
        </table:table-row>
        <table:table-row table:style-name="ro1">
          <table:table-cell office:value-type="float" office:value="11.1950083629999" calcext:value-type="float">
            <text:p>11.195008363</text:p>
          </table:table-cell>
          <table:table-cell office:value-type="float" office:value="429.807579731838" calcext:value-type="float">
            <text:p>429.8075797318</text:p>
          </table:table-cell>
        </table:table-row>
        <table:table-row table:style-name="ro1">
          <table:table-cell office:value-type="float" office:value="11.3342444159998" calcext:value-type="float">
            <text:p>11.334244416</text:p>
          </table:table-cell>
          <table:table-cell office:value-type="float" office:value="430.922873115723" calcext:value-type="float">
            <text:p>430.9228731157</text:p>
          </table:table-cell>
        </table:table-row>
        <table:table-row table:style-name="ro1">
          <table:table-cell office:value-type="float" office:value="11.4729749540002" calcext:value-type="float">
            <text:p>11.472974954</text:p>
          </table:table-cell>
          <table:table-cell office:value-type="float" office:value="432.4930967964" calcext:value-type="float">
            <text:p>432.4930967964</text:p>
          </table:table-cell>
        </table:table-row>
        <table:table-row table:style-name="ro1">
          <table:table-cell office:value-type="float" office:value="11.6116350759999" calcext:value-type="float">
            <text:p>11.611635076</text:p>
          </table:table-cell>
          <table:table-cell office:value-type="float" office:value="432.712730485938" calcext:value-type="float">
            <text:p>432.7127304859</text:p>
          </table:table-cell>
        </table:table-row>
        <table:table-row table:style-name="ro1">
          <table:table-cell office:value-type="float" office:value="11.7490343280001" calcext:value-type="float">
            <text:p>11.749034328</text:p>
          </table:table-cell>
          <table:table-cell office:value-type="float" office:value="436.683599994349" calcext:value-type="float">
            <text:p>436.6835999943</text:p>
          </table:table-cell>
        </table:table-row>
        <table:table-row table:style-name="ro1">
          <table:table-cell office:value-type="float" office:value="11.8859101469998" calcext:value-type="float">
            <text:p>11.885910147</text:p>
          </table:table-cell>
          <table:table-cell office:value-type="float" office:value="438.353541469182" calcext:value-type="float">
            <text:p>438.3535414692</text:p>
          </table:table-cell>
        </table:table-row>
        <table:table-row table:style-name="ro1">
          <table:table-cell office:value-type="float" office:value="12.0222172220001" calcext:value-type="float">
            <text:p>12.022217222</text:p>
          </table:table-cell>
          <table:table-cell office:value-type="float" office:value="440.182580396902" calcext:value-type="float">
            <text:p>440.1825803969</text:p>
          </table:table-cell>
        </table:table-row>
        <table:table-row table:style-name="ro1">
          <table:table-cell office:value-type="float" office:value="12.1586415870001" calcext:value-type="float">
            <text:p>12.158641587</text:p>
          </table:table-cell>
          <table:table-cell office:value-type="float" office:value="439.804136159863" calcext:value-type="float">
            <text:p>439.8041361599</text:p>
          </table:table-cell>
        </table:table-row>
        <table:table-row table:style-name="ro1">
          <table:table-cell office:value-type="float" office:value="12.293217897" calcext:value-type="float">
            <text:p>12.293217897</text:p>
          </table:table-cell>
          <table:table-cell office:value-type="float" office:value="445.843700128768" calcext:value-type="float">
            <text:p>445.8437001288</text:p>
          </table:table-cell>
        </table:table-row>
        <table:table-row table:style-name="ro1">
          <table:table-cell office:value-type="float" office:value="12.4283880560001" calcext:value-type="float">
            <text:p>12.428388056</text:p>
          </table:table-cell>
          <table:table-cell office:value-type="float" office:value="443.884955405961" calcext:value-type="float">
            <text:p>443.8849554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ARM_EABI LibreOffice_project/430m0$Build-2</meta:generator>
    <dc:date>2017-07-22T16:52:51.850366951</dc:date>
    <meta:editing-duration>PT16S</meta:editing-duration>
    <meta:editing-cycles>1</meta:editing-cycles>
    <meta:document-statistic meta:table-count="1" meta:cell-count="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05cm" svg:y="4.201cm" style:legend-expansion="high" chart:style-name="ch2"/>
        <chart:plot-area chart:style-name="ch3" table:cell-range-address="Sheet1.A1:Sheet1.B49" svg:x="0.32cm" svg:y="0.18cm" svg:width="12.965cm" svg:height="8.64cm">
          <chartooo:coordinate-region svg:x="1.206cm" svg:y="0.38cm" svg:width="11.86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49" chart:class="chart:scatter">
            <chart:domain table:cell-range-address="Sheet1.A1:Sheet1.A49"/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1799536300014">
                <text:p>3.81799536300014</text:p>
                <draw:g>
                  <svg:desc>Sheet1.A1:Sheet1.A49</svg:desc>
                </draw:g>
              </table:table-cell>
              <table:table-cell office:value-type="float" office:value="15.7150531353324">
                <text:p>15.7150531353324</text:p>
                <draw:g>
                  <svg:desc>Sheet1.B1:Sheet1.B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32339649400001">
                <text:p>4.32339649400001</text:p>
              </table:table-cell>
              <table:table-cell office:value-type="float" office:value="118.717581579799">
                <text:p>118.717581579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69213016699996">
                <text:p>4.69213016699996</text:p>
              </table:table-cell>
              <table:table-cell office:value-type="float" office:value="162.719069055589">
                <text:p>162.7190690555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99746675999995">
                <text:p>4.99746675999995</text:p>
              </table:table-cell>
              <table:table-cell office:value-type="float" office:value="196.504452383149">
                <text:p>196.504452383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6890545600008">
                <text:p>5.26890545600008</text:p>
              </table:table-cell>
              <table:table-cell office:value-type="float" office:value="221.044386390549">
                <text:p>221.0443863905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51890743400008">
                <text:p>5.51890743400008</text:p>
              </table:table-cell>
              <table:table-cell office:value-type="float" office:value="239.998101135024">
                <text:p>239.998101135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5368883700003">
                <text:p>5.75368883700003</text:p>
              </table:table-cell>
              <table:table-cell office:value-type="float" office:value="255.556867934786">
                <text:p>255.5568679347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7543214000007">
                <text:p>5.97543214000007</text:p>
              </table:table-cell>
              <table:table-cell office:value-type="float" office:value="270.583143609029">
                <text:p>270.583143609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18957327699991">
                <text:p>6.18957327699991</text:p>
              </table:table-cell>
              <table:table-cell office:value-type="float" office:value="280.189041865619">
                <text:p>280.1890418656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39589647000003">
                <text:p>6.39589647000003</text:p>
              </table:table-cell>
              <table:table-cell office:value-type="float" office:value="290.805891124252">
                <text:p>290.8058911242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595171295">
                <text:p>6.595171295</text:p>
              </table:table-cell>
              <table:table-cell office:value-type="float" office:value="301.091720943714">
                <text:p>301.091720943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789632213">
                <text:p>6.789632213</text:p>
              </table:table-cell>
              <table:table-cell office:value-type="float" office:value="308.545288261977">
                <text:p>308.5452882619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7853256000008">
                <text:p>6.97853256000008</text:p>
              </table:table-cell>
              <table:table-cell office:value-type="float" office:value="317.627791334747">
                <text:p>317.6277913347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16298347099973">
                <text:p>7.16298347099973</text:p>
              </table:table-cell>
              <table:table-cell office:value-type="float" office:value="325.289800277057">
                <text:p>325.2898002770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34331207900004">
                <text:p>7.34331207900004</text:p>
              </table:table-cell>
              <table:table-cell office:value-type="float" office:value="332.72590891345">
                <text:p>332.725908913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2022207399978">
                <text:p>7.52022207399978</text:p>
              </table:table-cell>
              <table:table-cell office:value-type="float" office:value="339.155512384084">
                <text:p>339.1555123840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69373200100017">
                <text:p>7.69373200100017</text:p>
              </table:table-cell>
              <table:table-cell office:value-type="float" office:value="345.801540218867">
                <text:p>345.8015402188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86460659099976">
                <text:p>7.86460659099976</text:p>
              </table:table-cell>
              <table:table-cell office:value-type="float" office:value="351.134712306527">
                <text:p>351.1347123065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3248532399994">
                <text:p>8.03248532399994</text:p>
              </table:table-cell>
              <table:table-cell office:value-type="float" office:value="357.400838853935">
                <text:p>357.4008388539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19786361299975">
                <text:p>8.19786361299975</text:p>
              </table:table-cell>
              <table:table-cell office:value-type="float" office:value="362.804575877949">
                <text:p>362.8045758779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36192050799991">
                <text:p>8.36192050799991</text:p>
              </table:table-cell>
              <table:table-cell office:value-type="float" office:value="365.726780333995">
                <text:p>365.7267803339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52385659099991">
                <text:p>8.52385659099991</text:p>
              </table:table-cell>
              <table:table-cell office:value-type="float" office:value="370.516557449397">
                <text:p>370.5165574493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68323806599983">
                <text:p>8.68323806599983</text:p>
              </table:table-cell>
              <table:table-cell office:value-type="float" office:value="376.455293816491">
                <text:p>376.4552938164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84104799399984">
                <text:p>8.84104799399984</text:p>
              </table:table-cell>
              <table:table-cell office:value-type="float" office:value="380.204216302524">
                <text:p>380.204216302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99749512400012">
                <text:p>8.99749512400012</text:p>
              </table:table-cell>
              <table:table-cell office:value-type="float" office:value="383.516143759809">
                <text:p>383.5161437598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15231784199978">
                <text:p>9.15231784199978</text:p>
              </table:table-cell>
              <table:table-cell office:value-type="float" office:value="387.54002497318">
                <text:p>387.540024973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3060163529999">
                <text:p>9.3060163529999</text:p>
              </table:table-cell>
              <table:table-cell office:value-type="float" office:value="390.374634143003">
                <text:p>390.3746341430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5781482999973">
                <text:p>9.45781482999973</text:p>
              </table:table-cell>
              <table:table-cell office:value-type="float" office:value="395.260882624451">
                <text:p>395.2608826244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6081136859998">
                <text:p>9.6081136859998</text:p>
              </table:table-cell>
              <table:table-cell office:value-type="float" office:value="399.204635329858">
                <text:p>399.2046353298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75755922100007">
                <text:p>9.75755922100007</text:p>
              </table:table-cell>
              <table:table-cell office:value-type="float" office:value="401.484059057986">
                <text:p>401.4840590579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9053783129998">
                <text:p>9.9053783129998</text:p>
              </table:table-cell>
              <table:table-cell office:value-type="float" office:value="405.901559726176">
                <text:p>405.9015597261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052576734">
                <text:p>10.052576734</text:p>
              </table:table-cell>
              <table:table-cell office:value-type="float" office:value="407.613068077093">
                <text:p>407.6130680770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198899382">
                <text:p>10.198899382</text:p>
              </table:table-cell>
              <table:table-cell office:value-type="float" office:value="410.052721298418">
                <text:p>410.0527212984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3440037609998">
                <text:p>10.3440037609998</text:p>
              </table:table-cell>
              <table:table-cell office:value-type="float" office:value="413.495446612821">
                <text:p>413.4954466128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4883365840001">
                <text:p>10.4883365840001</text:p>
              </table:table-cell>
              <table:table-cell office:value-type="float" office:value="415.705857841497">
                <text:p>415.7058578414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631416661">
                <text:p>10.631416661</text:p>
              </table:table-cell>
              <table:table-cell office:value-type="float" office:value="419.345594844994">
                <text:p>419.3455948449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7734162299998">
                <text:p>10.7734162299998</text:p>
              </table:table-cell>
              <table:table-cell office:value-type="float" office:value="422.536493755621">
                <text:p>422.5364937556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915140957">
                <text:p>10.915140957</text:p>
              </table:table-cell>
              <table:table-cell office:value-type="float" office:value="423.355904576578">
                <text:p>423.3559045765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0554110110002">
                <text:p>11.0554110110002</text:p>
              </table:table-cell>
              <table:table-cell office:value-type="float" office:value="427.746324243302">
                <text:p>427.7463242433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1950083629999">
                <text:p>11.1950083629999</text:p>
              </table:table-cell>
              <table:table-cell office:value-type="float" office:value="429.807579731838">
                <text:p>429.8075797318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3342444159998">
                <text:p>11.3342444159998</text:p>
              </table:table-cell>
              <table:table-cell office:value-type="float" office:value="430.922873115723">
                <text:p>430.9228731157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4729749540002">
                <text:p>11.4729749540002</text:p>
              </table:table-cell>
              <table:table-cell office:value-type="float" office:value="432.4930967964">
                <text:p>432.49309679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6116350759999">
                <text:p>11.6116350759999</text:p>
              </table:table-cell>
              <table:table-cell office:value-type="float" office:value="432.712730485938">
                <text:p>432.7127304859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7490343280001">
                <text:p>11.7490343280001</text:p>
              </table:table-cell>
              <table:table-cell office:value-type="float" office:value="436.683599994349">
                <text:p>436.6835999943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8859101469998">
                <text:p>11.8859101469998</text:p>
              </table:table-cell>
              <table:table-cell office:value-type="float" office:value="438.353541469182">
                <text:p>438.3535414691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0222172220001">
                <text:p>12.0222172220001</text:p>
              </table:table-cell>
              <table:table-cell office:value-type="float" office:value="440.182580396902">
                <text:p>440.1825803969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1586415870001">
                <text:p>12.1586415870001</text:p>
              </table:table-cell>
              <table:table-cell office:value-type="float" office:value="439.804136159863">
                <text:p>439.8041361598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293217897">
                <text:p>12.293217897</text:p>
              </table:table-cell>
              <table:table-cell office:value-type="float" office:value="445.843700128768">
                <text:p>445.8437001287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4283880560001">
                <text:p>12.4283880560001</text:p>
              </table:table-cell>
              <table:table-cell office:value-type="float" office:value="443.884955405961">
                <text:p>443.8849554059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